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734d4" officeooo:paragraph-rsid="001734d4"/>
    </style:style>
    <style:style style:name="P2" style:family="paragraph" style:parent-style-name="Standard">
      <style:text-properties officeooo:rsid="00178d06" officeooo:paragraph-rsid="00178d06"/>
    </style:style>
    <style:style style:name="P3" style:family="paragraph" style:parent-style-name="Standard">
      <style:text-properties officeooo:rsid="0017aa84" officeooo:paragraph-rsid="0017aa84"/>
    </style:style>
    <style:style style:name="P4" style:family="paragraph" style:parent-style-name="Standard">
      <style:text-properties officeooo:rsid="001985a5" officeooo:paragraph-rsid="001985a5"/>
    </style:style>
    <style:style style:name="P5" style:family="paragraph" style:parent-style-name="Standard">
      <style:text-properties officeooo:rsid="0019f755" officeooo:paragraph-rsid="0019f755"/>
    </style:style>
    <style:style style:name="P6" style:family="paragraph" style:parent-style-name="Standard">
      <style:text-properties officeooo:rsid="001ba45e" officeooo:paragraph-rsid="001ba45e"/>
    </style:style>
    <style:style style:name="P7" style:family="paragraph" style:parent-style-name="Standard">
      <style:text-properties officeooo:rsid="001ba45e" officeooo:paragraph-rsid="001d819a"/>
    </style:style>
    <style:style style:name="P8" style:family="paragraph" style:parent-style-name="Standard">
      <style:text-properties officeooo:rsid="001c86e6" officeooo:paragraph-rsid="001c86e6"/>
    </style:style>
    <style:style style:name="P9" style:family="paragraph" style:parent-style-name="Standard">
      <style:text-properties officeooo:rsid="0020779c" officeooo:paragraph-rsid="0020779c"/>
    </style:style>
    <style:style style:name="P10" style:family="paragraph" style:parent-style-name="Standard">
      <style:text-properties officeooo:rsid="002144ef" officeooo:paragraph-rsid="002144ef"/>
    </style:style>
    <style:style style:name="T1" style:family="text">
      <style:text-properties officeooo:rsid="00178d06"/>
    </style:style>
    <style:style style:name="T2" style:family="text">
      <style:text-properties officeooo:rsid="0017aa84"/>
    </style:style>
    <style:style style:name="T3" style:family="text">
      <style:text-properties officeooo:rsid="001d7187"/>
    </style:style>
    <style:style style:name="T4" style:family="text">
      <style:text-properties officeooo:rsid="001d819a"/>
    </style:style>
    <style:style style:name="T5" style:family="text">
      <style:text-properties officeooo:rsid="001f6cae"/>
    </style:style>
    <style:style style:name="T6" style:family="text">
      <style:text-properties officeooo:rsid="0020779c"/>
    </style:style>
    <style:style style:name="T7" style:family="text">
      <style:text-properties officeooo:rsid="0020c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flichtenheft</text:p>
      <text:p text:style-name="P1">1. Zielbestimmung</text:p>
      <text:p text:style-name="P1">1.1. Musskriterien</text:p>
      <text:p text:style-name="P1">- Es muss die Evolution einer Spezies in einer zuvor gewählten Welt simuliert werden</text:p>
      <text:p text:style-name="P1">- Es sollen mindestens vier zuvor generierte Welten zur Auswahl stehen</text:p>
      <text:p text:style-name="P1">- Zu Beginn der Simulation wird die Spezies erstellt. Dazu steht eine Auswahl rudimentärer Merkmale zur Verfügung, die im Laufe der Simulation ausgeprägt und verfeinert werden können.</text:p>
      <text:p text:style-name="P1">- <text:span text:style-name="T1">Zu einem späteren Zeitpunkt der Simulation sollen konkurrierende Spezies auftreten</text:span></text:p>
      <text:p text:style-name="P1">- <text:span text:style-name="T1">Ausrottung der Konkurrenz bzw. das Erlangen der Vormachtstellung kann durch physische oder intellektuelle Überlegenheit erreicht werden. Dies beendet die Simulation</text:span></text:p>
      <text:p text:style-name="P1"/>
      <text:p text:style-name="P2">1.2. Wunschkriterien</text:p>
      <text:p text:style-name="P2">- Welten sollen auch zufällig generiert werden können</text:p>
      <text:p text:style-name="P2">- Mit anderen Spezies können auch gegenseitig nützliche Beziehung eingegangen werden</text:p>
      <text:p text:style-name="P2"/>
      <text:p text:style-name="P2">1.3. Abgrenzungskriterien</text:p>
      <text:p text:style-name="P2">- Der Benutzer greift nur indirekt in die Entwicklung seiner Spezies ein, indem er über Ausprägung von Merkmalen und Fähigkeiten entscheidet. Direkte Steuerung der Individuen ist nicht vorgesehen</text:p>
      <text:p text:style-name="P2">- Eventuell sollen vernetzte Geräte an derselben Simulation teilnehmen, wobei jede Instanz eine Spezies kontrolliert</text:p>
      <text:p text:style-name="P2"/>
      <text:p text:style-name="P2">2. Produkteinsatz</text:p>
      <text:p text:style-name="P3">2.1. Anwendungsbereiche</text:p>
      <text:p text:style-name="P3">- Die Simulation ist eher zu Lern- als zu Forschungszwecken einzusetzen</text:p>
      <text:p text:style-name="P3">2.2. Zielgruppen</text:p>
      <text:p text:style-name="P3">- Die Software richtet sich an interessierte Laien</text:p>
      <text:p text:style-name="P3">- Die Simulation soll somit eine spielerische Einführung an die Prinzipien der Evolution bieten</text:p>
      <text:p text:style-name="P3">2.3. Betriebsbedingungen</text:p>
      <text:p text:style-name="P3">2.3.1. Qualifikationsniveau des Benutzers</text:p>
      <text:p text:style-name="P3">- Der typische Benutzer verfügt über wenig bis kein fundiertes Fachwissen über die Evolutionstheorie, ist jedoch komfortabel im Umgang mit Technologie</text:p>
      <text:p text:style-name="P3">2.3.2. Betriebsbedingungen des Produktes</text:p>
      <text:p text:style-name="P2">- <text:span text:style-name="T2">Um die Simulation unabhängig vom Aufenthaltsort des Benutzers überwachen zu können, wird die Software als App für das mobile Betriebssystem Android konzipiert. Unterstützung wird nur für Versionen nach Android 4.0.2 (Ice Cream Sandwich) garantiert.</text:span></text:p>
      <text:p text:style-name="P2"/>
      <text:p text:style-name="P3">3. Produktübersicht</text:p>
      <text:p text:style-name="P5">- Die Simulation läuft auf dem Android-Endgerät des Benutzers</text:p>
      <text:p text:style-name="P5">- Das Framework zur Betreibung der Applikation, darunter Java VM und graphische Bedienelemente, werden somit von Google bereitgestellt.</text:p>
      <text:p text:style-name="P5">- Grundsätzlich ist keine Netzwerkverbindung zum Betreiben der Software vonnöten. Es besteht allerdings die Möglichkeit zur Vernetzung und gemeinsamen Simulation mit anderen Geräten.</text:p>
      <text:p text:style-name="P4"/>
      <text:p text:style-name="P4">4. Produktfunktionen</text:p>
      <text:p text:style-name="P4">F01: Die graphische Oberfläche wird für das Android-Betriebssystem entworfen und benutzt das von Google bereitgestellte Java-Framework. </text:p>
      <text:p text:style-name="P4"/>
      <text:p text:style-name="P4">F02: </text:p>
      <text:p text:style-name="P4"/>
      <text:p text:style-name="P6">F03:<text:line-break/></text:p>
      <text:p text:style-name="P6"/>
      <text:p text:style-name="P6"><text:soft-page-break/>F04: Erstellen einer eigenen Spezies</text:p>
      <text:p text:style-name="P6">F04.1: Dem Benutzer wird ein Textfeld zur Benennung der Spezies zur Verfügung gestellt</text:p>
      <text:p text:style-name="P7">F04.2:</text:p>
      <text:p text:style-name="P7"><text:span text:style-name="T4">- Zu Beginn wird der Nutzer vor die Wahl zwischen gewissen Grundeigenschaften gestellt, darunter Art der Nahrungsaufnahme (Fleischfresser, Pflanzenfresser), Lebensraum (Land, Wasser, Luft), Lebensweise (Rudeltier, Einzelgänger) u.a.</text:span></text:p>
      <text:p text:style-name="P7">- <text:span text:style-name="T4">Diese beeinflussen die fünf Kernattribute der Spezies: Physische Kraft, Geschicklichkeit, Intelligenz, soziale Kompetenz sowie Fortpflanzungsrate (inklusive Überlebensfähigkeit der Jungen)</text:span></text:p>
      <text:p text:style-name="P7">- <text:span text:style-name="T5">Im Verlauf der Simulation erhält der Benutzer Punkte, die von der Größe seiner Population abhängt</text:span></text:p>
      <text:p text:style-name="P7">- <text:span text:style-name="T6">Der Benutzer kann diese Punkte in einen Merkmalsbaum und einen Fähigkeitenbaum investieren, um seine Spezies zu entwickeln.</text:span></text:p>
      <text:p text:style-name="P9">- Der Merkmalsbaum enthält physische Charakteristika wie Gliedmaßen, Sinnesorgane etc.</text:p>
      <text:p text:style-name="P9">- Der Fähigkeitenbaum enthält Fähigkeiten, deren Erlernbarkeit von den bereits ausgebildeten Merkmalen und Kernattributen abhängt. Beispielsweise hängt die Fähigkeit, Feuer zu machen, von dem Kernattribut Geschicklichkeit und de<text:span text:style-name="T7">r</text:span> physischen Charakteristik Hände ab.</text:p>
      <text:p text:style-name="P9">- <text:span text:style-name="T7">Die in den Bäumen verteilten Punkte beeinflussen die Kernattribute, Ausbreitung und Fortbestand der Spezies, im Besonderen in der Interaktion mit anderen Spezies.</text:span></text:p>
      <text:p text:style-name="P8">F04.3: Bei Bestätigung der Konfiguration durch den Benutzer wird die Spezies <text:span text:style-name="T3">gespeichert und die Simulation gestartet.</text:span></text:p>
      <text:p text:style-name="P8"/>
      <text:p text:style-name="P10">F05: Der Startort wird, abhängig von den gewählten Grundeigenschaften, zufällig auf der Karte festgelegt. Der Bereich, an dem die Spezies startet, wird aufgedeckt, der anfangs verdeckten Rest der Karte kann durch Besiedelung erku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lein </meta:initial-creator>
    <meta:creation-date>2014-10-13T15:46:29.618954378</meta:creation-date>
    <dc:date>2014-10-13T18:05:39.559282258</dc:date>
    <dc:creator>felilein </dc:creator>
    <meta:editing-duration>PT1H2M6S</meta:editing-duration>
    <meta:editing-cycles>7</meta:editing-cycles>
    <meta:generator>LibreOffice/4.1.3.2$Linux_x86 LibreOffice_project/410m0$Build-2</meta:generator>
    <meta:document-statistic meta:table-count="0" meta:image-count="0" meta:object-count="0" meta:page-count="2" meta:paragraph-count="45" meta:word-count="547" meta:character-count="4116" meta:non-whitespace-character-count="3611"/>
  </office:meta>
</office:document-meta>
</file>